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F"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F"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6">
            <text:p>0506 <text:s/>850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6">
            <text:p>0506 <text:s/>850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7">
            <text:p>0506 <text:s/>850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7">
            <text:p>0506 <text:s/>850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8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8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9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9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6.99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1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1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1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2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2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2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2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08:50:57.03">
            <text:p>0506 <text:s/>85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6T08:50:57.03">
            <text:p>2021/5/6 8:50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08:50:57.03">
            <text:p>0506 <text:s/>850</text:p>
          </table:table-cell>
          <table:table-cell table:style-name="ce6" table:formula="of:=NOW()" office:value-type="date" office:date-value="2021-05-06T08:50:57.03">
            <text:p>0506 <text:s/>850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6T08:50:57.03">
            <text:p>0506 <text:s/>85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3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15">
            <text:p>0506 <text:s/>850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3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15">
            <text:p>0506 <text:s/>850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19">
            <text:p>0506 <text:s/>850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3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19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19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">
            <text:p>0506 <text:s/>850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">
            <text:p>0506 <text:s/>850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">
            <text:p>0506 <text:s/>850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1">
            <text:p>0506 <text:s/>850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1">
            <text:p>0506 <text:s/>850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3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2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2">
            <text:p>0506 <text:s/>850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3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3">
            <text:p>0506 <text:s/>850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3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3">
            <text:p>0506 <text:s/>850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3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3">
            <text:p>0506 <text:s/>850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5">
            <text:p>0506 <text:s/>850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7">
            <text:p>0506 <text:s/>850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7">
            <text:p>0506 <text:s/>850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7">
            <text:p>0506 <text:s/>850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7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8">
            <text:p>0506 <text:s/>850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8">
            <text:p>0506 <text:s/>850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28">
            <text:p>0506 <text:s/>850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3">
            <text:p>0506 <text:s/>850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31">
            <text:p>0506 <text:s/>850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31">
            <text:p>0506 <text:s/>850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32">
            <text:p>0506 <text:s/>850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7.32">
            <text:p>0506 <text:s/>850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19"/>
          <table:table-cell table:style-name="ce22" office:value-type="string" table:number-columns-spanned="2" table:number-rows-spanned="1">
            <text:p>일본에 언제 왔습니까? / 일본에 얼마나 있었습니까?</text:p>
          </table:table-cell>
          <table:covered-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5.09">
            <text:p>0506 <text:s/>850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5.09">
            <text:p>0506 <text:s/>850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3"/>
          <table:table-cell table:style-name="ce12"/>
          <table:table-cell/>
          <table:table-cell table:style-name="ce15"/>
          <table:table-cell table:style-name="ce6" table:formula="of:=NOW()" office:value-type="date" office:date-value="2021-05-06T08:50:55.09">
            <text:p>0506 <text:s/>850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6T08:50:55.09">
            <text:p>0506 <text:s/>850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6T08:50:57.35">
            <text:p>0506 <text:s/>850</text:p>
          </table:table-cell>
          <table:table-cell table:style-name="ce6" table:formula="of:=NOW()" office:value-type="date" office:date-value="2021-05-06T08:50:57.35">
            <text:p>0506 <text:s/>850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6T08:50:57.35">
            <text:p>0506 <text:s/>85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2021/05/06</text:date>, <text:time>08:5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6T08:50:56.57</dc:date>
    <dc:creator>iwabuchi ken</dc:creator>
    <meta:editing-duration>P2DT9H33M38S</meta:editing-duration>
    <meta:editing-cycles>323</meta:editing-cycles>
    <meta:generator>OpenOffice/4.1.3$Win32 OpenOffice.org_project/413m1$Build-9783</meta:generator>
    <meta:document-statistic meta:table-count="2" meta:cell-count="410" meta:object-count="0"/>
  </office:meta>
</office:document-meta>
</file>